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81d" officeooo:paragraph-rsid="0011f81d"/>
    </style:style>
    <style:style style:name="P2" style:family="paragraph" style:parent-style-name="Standard">
      <style:text-properties fo:font-size="10pt" officeooo:rsid="0011f81d" officeooo:paragraph-rsid="0011f81d" style:font-size-asian="10pt" style:font-size-complex="10pt"/>
    </style:style>
    <style:style style:name="P3" style:family="paragraph" style:parent-style-name="Standard">
      <style:text-properties officeooo:rsid="0011f81d" officeooo:paragraph-rsid="003961c8"/>
    </style:style>
    <style:style style:name="P4" style:family="paragraph" style:parent-style-name="Standard">
      <style:text-properties officeooo:rsid="00169a4f" officeooo:paragraph-rsid="00169a4f"/>
    </style:style>
    <style:style style:name="P5" style:family="paragraph" style:parent-style-name="Standard">
      <style:text-properties officeooo:rsid="00169a4f" officeooo:paragraph-rsid="003961c8"/>
    </style:style>
    <style:style style:name="P6" style:family="paragraph" style:parent-style-name="Standard">
      <style:text-properties officeooo:rsid="00169a4f" officeooo:paragraph-rsid="00185add"/>
    </style:style>
    <style:style style:name="P7" style:family="paragraph" style:parent-style-name="Standard">
      <style:text-properties officeooo:rsid="00169a4f" officeooo:paragraph-rsid="001d700a"/>
    </style:style>
    <style:style style:name="P8" style:family="paragraph" style:parent-style-name="Standard">
      <style:text-properties officeooo:rsid="00169a4f" officeooo:paragraph-rsid="0019b222"/>
    </style:style>
    <style:style style:name="P9" style:family="paragraph" style:parent-style-name="Standard">
      <style:text-properties fo:font-size="12pt" officeooo:rsid="00169a4f" officeooo:paragraph-rsid="0019b222" style:font-size-asian="10.5pt" style:font-size-complex="12pt"/>
    </style:style>
    <style:style style:name="P10" style:family="paragraph" style:parent-style-name="Standard">
      <style:text-properties fo:font-size="12pt" officeooo:rsid="00169a4f" officeooo:paragraph-rsid="001d700a" style:font-size-asian="10.5pt" style:font-size-complex="12pt"/>
    </style:style>
    <style:style style:name="P11" style:family="paragraph" style:parent-style-name="Standard">
      <style:text-properties fo:font-size="12pt" officeooo:rsid="00169a4f" officeooo:paragraph-rsid="001d7b5a" style:font-size-asian="10.5pt" style:font-size-complex="12pt"/>
    </style:style>
    <style:style style:name="P12" style:family="paragraph" style:parent-style-name="Standard">
      <style:text-properties fo:font-size="12pt" officeooo:rsid="00289778" officeooo:paragraph-rsid="00289778" style:font-size-asian="10.5pt" style:font-size-complex="12pt"/>
    </style:style>
    <style:style style:name="P13" style:family="paragraph" style:parent-style-name="Standard">
      <style:text-properties fo:font-size="12pt" officeooo:rsid="00289778" officeooo:paragraph-rsid="003961c8" style:font-size-asian="10.5pt" style:font-size-complex="12pt"/>
    </style:style>
    <style:style style:name="P14" style:family="paragraph" style:parent-style-name="Standard">
      <style:text-properties fo:font-size="12pt" officeooo:rsid="00216390" officeooo:paragraph-rsid="00216390" style:font-size-asian="10.5pt" style:font-size-complex="12pt"/>
    </style:style>
    <style:style style:name="P15" style:family="paragraph" style:parent-style-name="Standard">
      <style:text-properties fo:font-size="12pt" officeooo:rsid="00216390" officeooo:paragraph-rsid="003961c8" style:font-size-asian="10.5pt" style:font-size-complex="12pt"/>
    </style:style>
    <style:style style:name="P16" style:family="paragraph" style:parent-style-name="Standard">
      <style:text-properties fo:font-size="12pt" officeooo:rsid="00216390" officeooo:paragraph-rsid="00224ba7" style:font-size-asian="10.5pt" style:font-size-complex="12pt"/>
    </style:style>
    <style:style style:name="P17" style:family="paragraph" style:parent-style-name="Standard">
      <style:text-properties fo:font-size="12pt" officeooo:rsid="00216390" officeooo:paragraph-rsid="00224ba7" style:font-size-asian="12pt" style:font-size-complex="12pt"/>
    </style:style>
    <style:style style:name="P18" style:family="paragraph" style:parent-style-name="Standard">
      <style:text-properties fo:font-size="12pt" officeooo:rsid="00216390" officeooo:paragraph-rsid="0024de9d" style:font-size-asian="10.5pt" style:font-size-complex="12pt"/>
    </style:style>
    <style:style style:name="P19" style:family="paragraph" style:parent-style-name="Standard">
      <style:text-properties fo:font-size="12pt" officeooo:rsid="00216390" officeooo:paragraph-rsid="0024de9d" style:font-size-asian="12pt" style:font-size-complex="12pt"/>
    </style:style>
    <style:style style:name="P20" style:family="paragraph" style:parent-style-name="Standard">
      <style:text-properties fo:font-size="12pt" officeooo:rsid="0029f7e4" officeooo:paragraph-rsid="0029f7e4" style:font-size-asian="12pt" style:font-size-complex="12pt"/>
    </style:style>
    <style:style style:name="P21" style:family="paragraph" style:parent-style-name="Standard">
      <style:text-properties fo:font-size="12pt" officeooo:rsid="0029f7e4" officeooo:paragraph-rsid="003961c8" style:font-size-asian="12pt" style:font-size-complex="12pt"/>
    </style:style>
    <style:style style:name="P22" style:family="paragraph" style:parent-style-name="Standard">
      <style:text-properties fo:font-size="12pt" officeooo:rsid="00289778" officeooo:paragraph-rsid="002d9bc2" style:font-size-asian="10.5pt" style:font-size-complex="12pt"/>
    </style:style>
    <style:style style:name="P23" style:family="paragraph" style:parent-style-name="Standard">
      <style:text-properties fo:font-size="12pt" officeooo:rsid="00359b36" officeooo:paragraph-rsid="00359b36" style:font-size-asian="10.5pt" style:font-size-complex="12pt"/>
    </style:style>
    <style:style style:name="P24" style:family="paragraph" style:parent-style-name="Standard">
      <style:text-properties fo:font-size="12pt" officeooo:rsid="00362792" officeooo:paragraph-rsid="00362792" style:font-size-asian="10.5pt" style:font-size-complex="12pt"/>
    </style:style>
    <style:style style:name="P25" style:family="paragraph" style:parent-style-name="Standard">
      <style:text-properties fo:font-size="12pt" officeooo:rsid="003961c8" officeooo:paragraph-rsid="003961c8" style:font-size-asian="10.5pt" style:font-size-complex="12pt"/>
    </style:style>
    <style:style style:name="P26" style:family="paragraph" style:parent-style-name="Standard">
      <style:text-properties fo:font-size="12pt" officeooo:rsid="003ad6ec" officeooo:paragraph-rsid="003ad6ec" style:font-size-asian="10.5pt" style:font-size-complex="12pt"/>
    </style:style>
    <style:style style:name="T1" style:family="text">
      <style:text-properties officeooo:rsid="003961c8"/>
    </style:style>
    <style:style style:name="T2" style:family="text">
      <style:text-properties officeooo:rsid="00150a06"/>
    </style:style>
    <style:style style:name="T3" style:family="text">
      <style:text-properties officeooo:rsid="00171fc9"/>
    </style:style>
    <style:style style:name="T4" style:family="text">
      <style:text-properties officeooo:rsid="001d700a"/>
    </style:style>
    <style:style style:name="T5" style:family="text">
      <style:text-properties officeooo:rsid="0013781c"/>
    </style:style>
    <style:style style:name="T6" style:family="text">
      <style:text-properties officeooo:rsid="0013b790"/>
    </style:style>
    <style:style style:name="T7" style:family="text">
      <style:text-properties fo:font-size="10pt" officeooo:rsid="00150a06" style:font-size-asian="10pt" style:font-size-complex="10pt"/>
    </style:style>
    <style:style style:name="T8" style:family="text">
      <style:text-properties fo:font-size="10pt" officeooo:rsid="00171fc9" style:font-size-asian="10pt" style:font-size-complex="10pt"/>
    </style:style>
    <style:style style:name="T9" style:family="text">
      <style:text-properties fo:font-size="10pt" officeooo:rsid="0011f81d" style:font-size-asian="10pt" style:font-size-complex="10pt"/>
    </style:style>
    <style:style style:name="T10" style:family="text">
      <style:text-properties fo:font-size="10pt" officeooo:rsid="001ba0b7" style:font-size-asian="10pt" style:font-size-complex="10pt"/>
    </style:style>
    <style:style style:name="T11" style:family="text">
      <style:text-properties fo:font-size="10pt" officeooo:rsid="001d700a" style:font-size-asian="10pt" style:font-size-complex="10pt"/>
    </style:style>
    <style:style style:name="T12" style:family="text">
      <style:text-properties officeooo:rsid="001d700a" style:font-size-asian="12pt"/>
    </style:style>
    <style:style style:name="T13" style:family="text">
      <style:text-properties style:font-size-asian="12pt"/>
    </style:style>
    <style:style style:name="T14" style:family="text">
      <style:text-properties officeooo:rsid="003961c8" style:font-size-asian="12pt"/>
    </style:style>
    <style:style style:name="T15" style:family="text">
      <style:text-properties officeooo:rsid="0029f7e4" style:font-size-asian="12pt"/>
    </style:style>
    <style:style style:name="T16" style:family="text">
      <style:text-properties officeooo:rsid="0013b790" style:font-size-asian="12pt"/>
    </style:style>
    <style:style style:name="T17" style:family="text">
      <style:text-properties officeooo:rsid="001ba0b7"/>
    </style:style>
    <style:style style:name="T18" style:family="text">
      <style:text-properties officeooo:rsid="0024223b"/>
    </style:style>
    <style:style style:name="T19" style:family="text">
      <style:text-properties fo:font-size="10pt" officeooo:rsid="00224ba7" style:font-size-asian="10pt" style:font-size-complex="10pt"/>
    </style:style>
    <style:style style:name="T20" style:family="text">
      <style:text-properties officeooo:rsid="0024de9d"/>
    </style:style>
    <style:style style:name="T21" style:family="text">
      <style:text-properties fo:font-size="10pt" officeooo:rsid="00236be6" style:font-size-asian="10pt" style:font-size-complex="10pt"/>
    </style:style>
    <style:style style:name="T22" style:family="text">
      <style:text-properties officeooo:rsid="00236be6"/>
    </style:style>
    <style:style style:name="T23" style:family="text">
      <style:text-properties officeooo:rsid="002ad0ca"/>
    </style:style>
    <style:style style:name="T24" style:family="text">
      <style:text-properties officeooo:rsid="002cad31"/>
    </style:style>
    <style:style style:name="T25" style:family="text">
      <style:text-properties officeooo:rsid="002e77d3" style:font-size-asian="12pt"/>
    </style:style>
    <style:style style:name="T26" style:family="text">
      <style:text-properties officeooo:rsid="00289778" style:font-size-asian="12pt"/>
    </style:style>
    <style:style style:name="T27" style:family="text">
      <style:text-properties officeooo:rsid="00362792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O:</text:p>
      <text:p text:style-name="P1">T0 Servers Access Control:</text:p>
      <text:p text:style-name="P1"><text:tab/>OU: <text:span text:style-name="T1">doman.nu→</text:span>Admin→Tier 0→Servers</text:p>
      <text:p text:style-name="P1"><text:tab/>Settings:<text:tab/><text:tab/></text:p>
      <text:p text:style-name="P2"><text:tab/><text:tab/><text:span text:style-name="T2">Windows Settings→Security Settings→</text:span><text:span text:style-name="T3">Local Policies→User Rights→</text:span>Restricted Groups: </text:p>
      <text:p text:style-name="P1"><text:tab/><text:tab/><text:tab/>BUILTIN/Administrators</text:p>
      <text:p text:style-name="P1"><text:tab/><text:tab/><text:tab/>Members:</text:p>
      <text:p text:style-name="P1"><text:tab/><text:tab/><text:tab/><text:tab/><text:span text:style-name="T4">DOMAN/</text:span>T0_Admins</text:p>
      <text:p text:style-name="P1"/>
      <text:p text:style-name="P1"><text:span text:style-name="T5">T0 Sudo Rights:</text:span></text:p>
      <text:p text:style-name="P3"><text:tab/><text:span text:style-name="T5">OU: </text:span><text:span text:style-name="T1">doman.nu→</text:span><text:span text:style-name="T5">Admin→Tier 0→Servers→Linux</text:span></text:p>
      <text:p text:style-name="P1"><text:tab/><text:span text:style-name="T5">Settings:</text:span></text:p>
      <text:p text:style-name="P1"><text:tab/><text:tab/><text:span text:style-name="T6">Ubuntu→Client Managment→Privilege Authorization:</text:span></text:p>
      <text:p text:style-name="P1"><text:tab/><text:tab/><text:tab/><text:span text:style-name="T5">Allow local administrators: Disabled</text:span></text:p>
      <text:p text:style-name="P1"><text:tab/><text:tab/><text:tab/><text:span text:style-name="T5">Client administrators: </text:span><text:a xlink:type="simple" xlink:href="mailto:%25T0_Admins@doman.nu" text:style-name="Internet_20_link" text:visited-style-name="Visited_20_Internet_20_Link"><text:span text:style-name="T5">%T0_Admins@doman.nu</text:span></text:a></text:p>
      <text:p text:style-name="P1"/>
      <text:p text:style-name="P4">T1 Servers Access Control:</text:p>
      <text:p text:style-name="P5"><text:tab/>OU: <text:span text:style-name="T1">doman.nu→</text:span>Admin→Tier 1→Servers</text:p>
      <text:p text:style-name="P4"><text:tab/>Settings:</text:p>
      <text:p text:style-name="P6"><text:tab/><text:tab/><text:span text:style-name="T7">Windows Settings→Security Settings→</text:span><text:span text:style-name="T8">Local Policies→User Rights→</text:span><text:span text:style-name="T9">Restricted Groups: </text:span></text:p>
      <text:p text:style-name="P4"><text:tab/><text:tab/><text:tab/>BUILTIN/Administrators</text:p>
      <text:p text:style-name="P4"><text:tab/><text:tab/><text:tab/>Members:</text:p>
      <text:p text:style-name="P7"><text:tab/><text:tab/><text:tab/><text:tab/><text:span text:style-name="T4">DOMAN/</text:span>T1_Admins</text:p>
      <text:p text:style-name="P8"><text:tab/><text:tab/><text:span text:style-name="T7">Windows Settings→Security Settings→</text:span><text:span text:style-name="T8">Local Policies→User Rights→</text:span><text:span text:style-name="T10">Allow </text:span><text:span text:style-name="T11">l</text:span><text:span text:style-name="T10">og on </text:span><text:span text:style-name="T11">l</text:span><text:span text:style-name="T10">ocally:</text:span></text:p>
      <text:p text:style-name="P9"><text:tab/><text:tab/><text:tab/><text:span text:style-name="T4">BUILTIN/Administrators</text:span></text:p>
      <text:p text:style-name="P10"><text:tab/><text:tab/><text:tab/><text:span text:style-name="T4">DOMAN/T1_Admins</text:span></text:p>
      <text:p text:style-name="P10"><text:tab/><text:tab/><text:span text:style-name="T7">Windows Settings→Security Settings→</text:span><text:span text:style-name="T8">Local Policies→User Rights→</text:span><text:span text:style-name="T10">Allow </text:span><text:span text:style-name="T11">l</text:span><text:span text:style-name="T10">og on </text:span><text:span text:style-name="T11">terminal serv.</text:span><text:span text:style-name="T10">:</text:span></text:p>
      <text:p text:style-name="P11"><text:tab/><text:tab/><text:tab/><text:span text:style-name="T4">BUILTIN/Administrators</text:span></text:p>
      <text:p text:style-name="P11"><text:span text:style-name="T10"><text:tab/><text:tab/><text:tab/></text:span><text:span text:style-name="T12">DOMAN/T1_Admins</text:span></text:p>
      <text:p text:style-name="P11"><text:span text:style-name="T12"/></text:p>
      <text:p text:style-name="P12"><text:span text:style-name="T12">T</text:span><text:span text:style-name="T13">1 Sudo Rights:</text:span></text:p>
      <text:p text:style-name="P13"><text:span text:style-name="T13"><text:tab/>OU: </text:span><text:span text:style-name="T14">doman.nu→</text:span><text:span text:style-name="T13">Admin→Tier 1→Servers→</text:span><text:span text:style-name="T15">Linux</text:span></text:p>
      <text:p text:style-name="P12"><text:span text:style-name="T13"><text:tab/>Settings:</text:span></text:p>
      <text:p text:style-name="P12"><text:span text:style-name="T13"><text:tab/><text:tab/></text:span><text:span text:style-name="T16">Ubuntu→Client Managment→Privilege Authorization:</text:span></text:p>
      <text:p text:style-name="P12"><text:span text:style-name="T16"><text:tab/><text:tab/><text:tab/></text:span><text:span text:style-name="T13">Allow local administrators: Disabled</text:span></text:p>
      <text:p text:style-name="P12"><text:span text:style-name="T13"><text:tab/><text:tab/><text:tab/>Client administrators: </text:span><text:a xlink:type="simple" xlink:href="mailto:%25T1_Admins@doman.nu" text:style-name="Internet_20_link" text:visited-style-name="Visited_20_Internet_20_Link"><text:span text:style-name="T13">%T1_Admins@doman.nu</text:span></text:a></text:p>
      <text:p text:style-name="P12"><text:span text:style-name="T13"/></text:p>
      <text:p text:style-name="P14"><text:span text:style-name="T12">T</text:span><text:span text:style-name="T13">B Computers Access Control:</text:span></text:p>
      <text:p text:style-name="P15"><text:span text:style-name="T13"><text:tab/>OU: </text:span><text:span text:style-name="T14">doman.nu→</text:span><text:span text:style-name="T13">Tier Base→Computers</text:span></text:p>
      <text:p text:style-name="P14"><text:span text:style-name="T13"><text:tab/>Settings:</text:span></text:p>
      <text:p text:style-name="P14"><text:span text:style-name="T13"><text:tab/><text:tab/></text:span><text:span text:style-name="T7">Windows Settings→Security Settings→</text:span><text:span text:style-name="T8">Local Policies→User Rights→</text:span><text:span text:style-name="T9">Restricted Groups: </text:span></text:p>
      <text:p text:style-name="P14"><text:span text:style-name="T13"><text:tab/><text:tab/><text:tab/>BUILTIN/Administrators</text:span></text:p>
      <text:p text:style-name="P14"><text:span text:style-name="T13"><text:tab/><text:tab/><text:tab/>Members:</text:span></text:p>
      <text:p text:style-name="P14"><text:span text:style-name="T13"><text:tab/><text:tab/><text:tab/><text:tab/>DOMAN/TB_Admins</text:span></text:p>
      <text:p text:style-name="P16"><text:span text:style-name="T13"><text:tab/><text:tab/></text:span><text:span text:style-name="T7">Windows Settings→Security Settings→</text:span><text:span text:style-name="T8">Local Policies→User Rights→</text:span><text:span text:style-name="T10">Allow </text:span><text:span text:style-name="T11">l</text:span><text:span text:style-name="T10">og on </text:span><text:span text:style-name="T11">l</text:span><text:span text:style-name="T10">ocally</text:span></text:p>
      <text:p text:style-name="P17"><text:span text:style-name="T17"><text:tab/><text:tab/><text:tab/></text:span><text:span text:style-name="T18">BUILTIN/Administrators</text:span></text:p>
      <text:p text:style-name="P17"><text:tab/><text:tab/><text:tab/><text:span text:style-name="T18">DOMAN/Domain Users</text:span></text:p>
      <text:p text:style-name="P16"><text:span text:style-name="T10"><text:tab/><text:tab/></text:span><text:span text:style-name="T7">Windows Settings→Security Settings→</text:span><text:span text:style-name="T8">Local Policies→User Rights→</text:span><text:span text:style-name="T19">Deny</text:span><text:span text:style-name="T10"> </text:span><text:span text:style-name="T11">l</text:span><text:span text:style-name="T10">og on </text:span><text:span text:style-name="T11">l</text:span><text:span text:style-name="T10">ocally</text:span></text:p>
      <text:p text:style-name="P16"><text:tab/><text:tab/><text:tab/><text:span text:style-name="T20">DOMAN/T0_Admins</text:span></text:p>
      <text:p text:style-name="P16"><text:tab/><text:tab/><text:tab/><text:span text:style-name="T20">DOMAN/T1_Admins</text:span></text:p>
      <text:p text:style-name="P16"><text:tab/><text:tab/><text:tab/><text:span text:style-name="T20">DOMAN/Domain Admins</text:span></text:p>
      <text:p text:style-name="P16"><text:tab/><text:tab/><text:tab/><text:span text:style-name="T20">DOMAN/Enterprise Admins</text:span></text:p>
      <text:p text:style-name="P16"><text:span text:style-name="T13"><text:tab/><text:tab/></text:span><text:span text:style-name="T7">Windows Settings→Security Settings→</text:span><text:span text:style-name="T8">Local Policies→User Rights→</text:span><text:span text:style-name="T19">Deny</text:span><text:span text:style-name="T10"> </text:span><text:span text:style-name="T11">l</text:span><text:span text:style-name="T10">og on </text:span><text:span text:style-name="T11">terminal serv.</text:span></text:p>
      <text:p text:style-name="P18"><text:soft-page-break/><text:tab/><text:tab/><text:tab/><text:span text:style-name="T20">DOMAN/T0_Admins</text:span></text:p>
      <text:p text:style-name="P18"><text:tab/><text:tab/><text:tab/><text:span text:style-name="T20">DOMAN/T1_Admins</text:span></text:p>
      <text:p text:style-name="P18"><text:tab/><text:tab/><text:tab/><text:span text:style-name="T20">DOMAN/Domain Admins</text:span></text:p>
      <text:p text:style-name="P19"><text:span text:style-name="T4"><text:tab/><text:tab/><text:tab/></text:span><text:span text:style-name="T20">DOMAN/Enterprise Admins</text:span></text:p>
      <text:p text:style-name="P16"><text:span text:style-name="T11"><text:tab/><text:tab/></text:span><text:span text:style-name="T7">Windows Settings→Security Settings→</text:span><text:span text:style-name="T8">Local Policies→User Rights→</text:span><text:span text:style-name="T19">Deny</text:span><text:span text:style-name="T10"> </text:span><text:span text:style-name="T11">l</text:span><text:span text:style-name="T10">og on </text:span><text:span text:style-name="T11">l</text:span><text:span text:style-name="T10">ocally</text:span></text:p>
      <text:p text:style-name="P18"><text:tab/><text:tab/><text:tab/><text:span text:style-name="T20">DOMAN/T0_Admins</text:span></text:p>
      <text:p text:style-name="P18"><text:tab/><text:tab/><text:tab/><text:span text:style-name="T20">DOMAN/T1_Admins</text:span></text:p>
      <text:p text:style-name="P18"><text:tab/><text:tab/><text:tab/><text:span text:style-name="T20">DOMAN/Domain Admins</text:span></text:p>
      <text:p text:style-name="P19"><text:span text:style-name="T17"><text:tab/><text:tab/><text:tab/></text:span><text:span text:style-name="T20">DOMAN/Enterprise Admins</text:span></text:p>
      <text:p text:style-name="P16"><text:span text:style-name="T10"><text:tab/><text:tab/></text:span><text:span text:style-name="T7">Windows Settings→Security Settings→</text:span><text:span text:style-name="T8">Local Policies→User Rights→</text:span><text:span text:style-name="T19">Deny</text:span><text:span text:style-name="T10"> </text:span><text:span text:style-name="T11">l</text:span><text:span text:style-name="T10">og on </text:span><text:span text:style-name="T21">as a service</text:span></text:p>
      <text:p text:style-name="P18"><text:tab/><text:tab/><text:tab/><text:span text:style-name="T20">DOMAN/T0_Admins</text:span></text:p>
      <text:p text:style-name="P18"><text:tab/><text:tab/><text:tab/><text:span text:style-name="T20">DOMAN/T1_Admins</text:span></text:p>
      <text:p text:style-name="P18"><text:tab/><text:tab/><text:tab/><text:span text:style-name="T20">DOMAN/Domain Admins</text:span></text:p>
      <text:p text:style-name="P19"><text:span text:style-name="T22"><text:tab/><text:tab/><text:tab/></text:span><text:span text:style-name="T20">DOMAN/Enterprise Admins</text:span></text:p>
      <text:p text:style-name="P19"/>
      <text:p text:style-name="P20">TB Sudo Rights:</text:p>
      <text:p text:style-name="P21"><text:tab/>OU: <text:span text:style-name="T1">doman.nu→</text:span><text:span text:style-name="T23">Tier Base→Computers→Linux</text:span></text:p>
      <text:p text:style-name="P20"><text:tab/><text:span text:style-name="T24">Settings:</text:span></text:p>
      <text:p text:style-name="P22"><text:span text:style-name="T13"><text:tab/><text:tab/></text:span><text:span text:style-name="T16">Ubuntu→Client Managment→Privilege Authorization:</text:span></text:p>
      <text:p text:style-name="P22"><text:span text:style-name="T16"><text:tab/><text:tab/><text:tab/></text:span><text:span text:style-name="T13">Allow local administrators: Disabled</text:span></text:p>
      <text:p text:style-name="P22"><text:span text:style-name="T13"><text:tab/><text:tab/><text:tab/>Client administrators: </text:span><text:a xlink:type="simple" xlink:href="mailto:%25TB_Admins@doman.nu" text:style-name="Internet_20_link" text:visited-style-name="Visited_20_Internet_20_Link"><text:span text:style-name="T13">%T</text:span><text:span text:style-name="T25">B</text:span><text:span text:style-name="T13">_Admins@doman.nu</text:span></text:a></text:p>
      <text:p text:style-name="P22"><text:span text:style-name="T13"/></text:p>
      <text:p text:style-name="P23"><text:span text:style-name="T13">Utöver dessa handgjorda GPOer installeras Windows Server 2022 Security Baselines</text:span><text:span text:style-name="T26"> </text:span><text:span text:style-name="T27">från </text:span><text:a xlink:type="simple" xlink:href="https://www.microsoft.com/en-us/download/details.aspx?id=55319" text:style-name="Internet_20_link" text:visited-style-name="Visited_20_Internet_20_Link"><text:span text:style-name="T27">https://www.microsoft.com/en-us/download/details.aspx?id=55319</text:span></text:a></text:p>
      <text:p text:style-name="P23"><text:span text:style-name="T27"/></text:p>
      <text:p text:style-name="P24"><text:span text:style-name="T13">Dessa länkas enligt:</text:span></text:p>
      <text:p text:style-name="P25"><text:span text:style-name="T13">MSFT Windows Server 2022 – Defender Antivirus</text:span></text:p>
      <text:p text:style-name="P25"><text:span text:style-name="T13"><text:tab/>OU: doman.nu</text:span></text:p>
      <text:p text:style-name="P25"><text:span text:style-name="T13"/></text:p>
      <text:p text:style-name="P25"><text:span text:style-name="T13">MSFT Windows Server 2022 – Domain Security</text:span></text:p>
      <text:p text:style-name="P25"><text:span text:style-name="T13"><text:tab/>OU: doman.nu</text:span></text:p>
      <text:p text:style-name="P25"><text:span text:style-name="T13"/></text:p>
      <text:p text:style-name="P25"><text:span text:style-name="T13">MSFT Windows Server 2022 – Member Server</text:span></text:p>
      <text:p text:style-name="P25"><text:span text:style-name="T13"><text:tab/>OU: doman.nu→Tier 0→ Servers</text:span></text:p>
      <text:p text:style-name="P25"><text:span text:style-name="T13"><text:tab/>OU: doman.nu→Tier 1→ Servers</text:span></text:p>
      <text:p text:style-name="P25"><text:span text:style-name="T13"/></text:p>
      <text:p text:style-name="P25"><text:span text:style-name="T13">MSFT Windows Server 2022 – Member Server Credential Guard</text:span></text:p>
      <text:p text:style-name="P25"><text:span text:style-name="T13"><text:tab/>OU: doman.nu→Tier 0→ Servers</text:span></text:p>
      <text:p text:style-name="P25"><text:span text:style-name="T13"><text:tab/>OU: doman.nu→Tier 1→ Servers</text:span></text:p>
      <text:p text:style-name="P25"><text:span text:style-name="T13"/></text:p>
      <text:p text:style-name="P26"><text:span text:style-name="T13">MSFT Windows Server 2022 – Domain Controller</text:span></text:p>
      <text:p text:style-name="P26"><text:span text:style-name="T13"><text:tab/>OU: </text:span><text:span text:style-name="T14">doman.nu→</text:span><text:span text:style-name="T13">Domain Controllers</text:span></text:p>
      <text:p text:style-name="P26"><text:span text:style-name="T13"/></text:p>
      <text:p text:style-name="P26"><text:span text:style-name="T13">MSFT Windows Server 2022 – Domain Controller Virtualization Based Security</text:span></text:p>
      <text:p text:style-name="P26"><text:span text:style-name="T13"><text:tab/>OU: </text:span><text:span text:style-name="T14">doman.nu→</text:span><text:span text:style-name="T13">Domain Controller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0:43:54.061000000</meta:creation-date>
    <dc:date>2024-12-04T11:51:13.944000000</dc:date>
    <meta:editing-duration>PT54M18S</meta:editing-duration>
    <meta:editing-cycles>34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85" meta:word-count="276" meta:character-count="2976" meta:non-whitespace-character-count="2614"/>
  </office:meta>
</office:document-meta>
</file>